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0d72bc" officeooo:paragraph-rsid="000d72bc"/>
    </style:style>
    <style:style style:name="P2" style:family="paragraph" style:parent-style-name="Standard">
      <style:text-properties officeooo:rsid="001346fd" officeooo:paragraph-rsid="001346fd"/>
    </style:style>
    <style:style style:name="P3" style:family="paragraph" style:parent-style-name="Standard">
      <style:text-properties officeooo:rsid="0014dff0" officeooo:paragraph-rsid="0014dff0"/>
    </style:style>
    <style:style style:name="P4" style:family="paragraph" style:parent-style-name="Standard">
      <style:text-properties fo:font-style="italic" officeooo:rsid="000d72bc" officeooo:paragraph-rsid="000d72bc" style:font-style-asian="italic" style:font-style-complex="italic"/>
    </style:style>
    <style:style style:name="P5" style:family="paragraph" style:parent-style-name="Standard">
      <style:text-properties fo:font-style="italic" officeooo:rsid="0012d480" officeooo:paragraph-rsid="0012d480" style:font-style-asian="italic" style:font-style-complex="italic"/>
    </style:style>
    <style:style style:name="P6" style:family="paragraph" style:parent-style-name="Standard" style:list-style-name="L1">
      <style:text-properties fo:font-style="italic" officeooo:rsid="0012d480" officeooo:paragraph-rsid="0012d480" style:font-style-asian="italic" style:font-style-complex="italic"/>
    </style:style>
    <style:style style:name="P7" style:family="paragraph" style:parent-style-name="Standard">
      <style:text-properties fo:font-style="italic" officeooo:rsid="0012f802" officeooo:paragraph-rsid="0012f802" style:font-style-asian="italic" style:font-style-complex="italic"/>
    </style:style>
    <style:style style:name="P8" style:family="paragraph" style:parent-style-name="Text_20_body">
      <style:text-properties officeooo:rsid="001346fd" officeooo:paragraph-rsid="001346fd"/>
    </style:style>
    <style:style style:name="P9" style:family="paragraph" style:parent-style-name="Text_20_body">
      <style:text-properties officeooo:rsid="0018567e" officeooo:paragraph-rsid="0018567e"/>
    </style:style>
    <style:style style:name="P10" style:family="paragraph" style:parent-style-name="Text_20_body">
      <style:text-properties fo:font-style="italic" officeooo:rsid="000d72bc" officeooo:paragraph-rsid="000d72bc" style:font-style-asian="italic" style:font-style-complex="italic"/>
    </style:style>
    <style:style style:name="T1" style:family="text">
      <style:text-properties officeooo:rsid="000e4cf5"/>
    </style:style>
    <style:style style:name="T2" style:family="text">
      <style:text-properties officeooo:rsid="0011b804"/>
    </style:style>
    <style:style style:name="T3" style:family="text">
      <style:text-properties officeooo:rsid="0012d480"/>
    </style:style>
    <style:style style:name="T4" style:family="text">
      <style:text-properties officeooo:rsid="001587dd"/>
    </style:style>
    <style:style style:name="T5" style:family="text">
      <style:text-properties officeooo:rsid="0016673a"/>
    </style:style>
    <style:style style:name="T6" style:family="text">
      <style:text-properties officeooo:rsid="00173bb7"/>
    </style:style>
    <style:style style:name="T7" style:family="text">
      <style:text-properties officeooo:rsid="001856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itre ?</text:p>
      <text:h text:style-name="Heading_20_1" text:outline-level="1">Avant propos</text:h>
      <text:p text:style-name="P1">Remerciements...</text:p>
      <text:p text:style-name="P1"/>
      <text:h text:style-name="Heading_20_1" text:outline-level="1">Introduction</text:h>
      <text:p text:style-name="P4"><text:span text:style-name="T3">(</text:span>Présentation de l'étude dans son contexte<text:span text:style-name="T3">)</text:span></text:p>
      <text:p text:style-name="P5">Contexte</text:p>
      <text:list xml:id="list8899261123453063666" text:style-name="L1">
        <text:list-item>
          <text:p text:style-name="P6">Domaine</text:p>
        </text:list-item>
        <text:list-item>
          <text:p text:style-name="P6">Problème général</text:p>
        </text:list-item>
        <text:list-item>
          <text:p text:style-name="P6">Conséquences négatives</text:p>
        </text:list-item>
      </text:list>
      <text:p text:style-name="P5">Etudes</text:p>
      <text:p text:style-name="P5">(#auteur a fait …, cela a permis …, mais ...(limites))</text:p>
      <text:p text:style-name="P5">Bilan</text:p>
      <text:p text:style-name="P7">(avant mon étude, ...(+), mais ...(-), d'ou ma thèse)</text:p>
      <text:p text:style-name="P1"/>
      <text:h text:style-name="Heading_20_1" text:outline-level="1">Etat de l'art</text:h>
      <text:p text:style-name="P10">Lister th<text:span text:style-name="T1">ématiques abordées dans la thèse :</text:span></text:p>
      <text:p text:style-name="P8">Propagation d'interface (Euler/Lagrange)</text:p>
      <text:p text:style-name="P8">Méthodes spectrales</text:p>
      <text:p text:style-name="P9">BREP, intersections surfaces paramétriques</text:p>
      <text:h text:style-name="Heading_20_1" text:outline-level="1">(Matériel et méthodes/<text:span text:style-name="T1">Résultats préliminaires maths</text:span>)</text:h>
      <text:p text:style-name="P2">Géométrie différentielle des surfaces ?</text:p>
      <text:h text:style-name="Heading_20_1" text:outline-level="1">Démarche</text:h>
      <text:p text:style-name="P4">Chapitres…</text:p>
      <text:p text:style-name="P3">Formulation Lagrangienne surface régulière par morceaux (BREP) en propagation (<text:span text:style-name="T4">construction H</text:span>uygens, <text:span text:style-name="T5">enveloppe des sphères/boules</text:span>…)</text:p>
      <text:p text:style-name="P3">Discrétisation Pseudo spectrale pour un patch rectangulaire de surface <text:span text:style-name="T7">paramétrique (Chebyshev, FFT, (de-)aliasing, ...)</text:span></text:p>
      <text:p text:style-name="P3">Extension aux surfaces BREP de topologie arbitraire (intersections, <text:span text:style-name="T6">validations cas tests</text:span>…)</text:p>
      <text:p text:style-name="P3">Déformation maillage de surface pour calculs EF/VF</text:p>
      <text:p text:style-name="P3">Application à un cas d'étude « industriel » : régression de propergol</text:p>
      <text:h text:style-name="Heading_20_1" text:outline-level="1">Discussion</text:h>
      <text:p text:style-name="P4">Analyse critique de l'étude</text:p>
      <text:p text:style-name="P1"/>
      <text:h text:style-name="Heading_20_1" text:outline-level="1"><text:soft-page-break/>Conclusion</text:h>
      <text:p text:style-name="P1"/>
      <text:h text:style-name="Heading_20_1" text:outline-level="1">Annexes</text:h>
      <text:p text:style-name="P1"/>
      <text:h text:style-name="Heading_20_1" text:outline-level="1">Résumé général</text:h>
      <text:p text:style-name="P4">(10aine de lignes, av<text:span text:style-name="T2">ant intro ?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0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Andrieu</meta:initial-creator>
    <meta:creation-date>2018-09-27T11:28:39.428861156</meta:creation-date>
    <dc:date>2018-09-27T19:10:13.592114575</dc:date>
    <dc:creator>Bastien Andrieu</dc:creator>
    <meta:editing-duration>PT7H41M25S</meta:editing-duration>
    <meta:editing-cycles>20</meta:editing-cycles>
    <meta:generator>LibreOffice/5.0.6.2$Linux_X86_64 LibreOffice_project/00$Build-2</meta:generator>
    <meta:document-statistic meta:table-count="0" meta:image-count="0" meta:object-count="0" meta:page-count="2" meta:paragraph-count="33" meta:word-count="146" meta:character-count="1092" meta:non-whitespace-character-count="982"/>
  </office:meta>
</office:document-meta>
</file>